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11_2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1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96</text:p>
      <text:p text:style-name="P2">Month<text:tab/><text:tab/><text:tab/><text:tab/><text:tab/><text:tab/></text:p>
      <text:p text:style-name="P2">Year<text:tab/><text:tab/><text:tab/><text:tab/><text:tab/><text:tab/>1896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Letterhead]</text:p>
      <text:p text:style-name="P6">S. MORAIS,/</text:p>
      <text:p text:style-name="P6">546 N. FIFTH STREET,/</text:p>
      <text:p text:style-name="P6">PHILADELPHIA, PA./</text:p>
      <text:p text:style-name="P6"/>
      <text:p text:style-name="P5">[Front Cover]</text:p>
      <text:p text:style-name="P7">96/</text:p>
      <text:p text:style-name="P6">About Mission schools/</text:p>
      <text:p text:style-name="P6"/>
      <text:p text:style-name="P5">[Page 1]</text:p>
      <text:p text:style-name="P5">Two articles in a New York Jewish Weekly and <text:span text:style-name="T2">one</text:span><text:span text:style-name="T4"> a lengthy/ communication in our Philadelphia Organ, have affected/ me very painfully. <text:s/>They showed that the exertions of/ well meaning brothers and sisters in faith of mine </text:span><text:span text:style-name="T2">striving</text:span><text:span text:style-name="T4"> to/ prevent the young in Israel from being caught in the/ nets which Christian conversion-mongers are spreading </text:span><text:span text:style-name="T2">out</text:span><text:span text:style-name="T4"> abroad,/ have been altogether inadequate. <text:s/>Perhaps, the num-/-ber of boys and girls of Hebrew parentage reported to/ attend mission schools, is exaggerated, but, beyond all/ doubts, many can be found there regularly./</text:span></text:p>
      <text:p text:style-name="P5"><text:span text:style-name="T4">It had been earnestly hoped that the afternoon Sun-/-day school, opened last winter a year in a locality,/ round which propagandists--mostly hired </text:span><text:span text:style-name="T2">recreants</text:span><text:span text:style-name="T4"> renegades </text:span><text:span text:style-name="T2">former</text:span><text:span text:style-name="T4">/ </text:span><text:span text:style-name="T2">-ly of to</text:span><text:span text:style-name="T4"> formerly connected with our faith--ply their trade, would counteract/ what we must deplore as an unmitigated evil;/ but that school did not prove sufficient. <text:s/>At the/ outset, a multitude which the hall could not pos-/-sibly hold, thronged it, but soon the crowd </text:span><text:span text:style-name="T2">soon</text:span><text:span text:style-name="T4"> thinned/ off. <text:s/>The reason is obvious. <text:s/>We would not, we/ </text:span><text:span text:style-name="T5">dared</text:span><text:span text:style-name="T6"> not </text:span><text:soft-page-break/><text:span text:style-name="T6">demoralize our children, in obedience to the/ Jesuitical maxim: "the end justifies the means."/ <text:s/>Occasionally, we might </text:span><text:span text:style-name="T3">recognize</text:span><text:span text:style-name="T6"> reward punctuality and good/</text:span></text:p>
      <text:p text:style-name="P5"><text:span text:style-name="T6"/></text:p>
      <text:p text:style-name="P5"><text:span text:style-name="T6">[Page 2]</text:span></text:p>
      <text:p text:style-name="P5"><text:span text:style-name="T6">behaviour by a present; particularly so, when/ our own festivities are celebrated, but we made/ it universally understood that we do not intend to/ enter into competition with apostatising shops. <text:s/>Our/ dealings are not like their dealings we do not bribe any into religion. <text:s/>In the/ language of our prophet</text:span><text:span text:style-name="T3">s</text:span><text:span text:style-name="T6"> we say: [Hebrew]/ [Hebrew]/ "yes, let all peoples walk, each one in the name/ of his own god, but we will walk in the name of/ the </text:span><text:span text:style-name="T3">Lord</text:span><text:span text:style-name="T6"> Eternal our God for ever and and[sic!] ever." <text:s/>We do/ not go in quest of proselytes. <text:s/>If millions of our/ fellow-creatures are happy in the belief that the/ Almighty begot a son, and in order to deliver/ all born of woman from the torments of a life here-/-after, made that son die as a vicarious sacrifice;/ if a </text:span><text:span text:style-name="T3">creed</text:span><text:span text:style-name="T6"> dogma against which every </text:span><text:span text:style-name="T3">sentiment</text:span><text:span text:style-name="T6"> dictate of our</text:span><text:span text:style-name="T3">s</text:span><text:span text:style-name="T6"> </text:span><text:span text:style-name="T3">na-</text:span><text:span text:style-name="T6"> reasoning/ </text:span><text:span text:style-name="T3">-tive</text:span><text:span text:style-name="T6"> mind protests, appeals to the feelings of non-Israelites,/ and affords them comfort, surely the Synagogue/ will not send to the Church messengers, </text:span><text:span text:style-name="T3">to the Church,</text:span><text:span text:style-name="T6"> commision-/-ed to disturb the public mind. <text:s/>Tolerance is the/ Jewish motto. <text:s/>But we insist upon the right of receiving/ the same degree of consideration. <text:s/>We decidedly/ object </text:span><text:span text:style-name="T3">the measure</text:span><text:span text:style-name="T6"> to measures, which falsehood/ alone can suggest. <text:s/>We object to the opening of schools,/</text:span></text:p>
      <text:p text:style-name="P5"><text:span text:style-name="T6"/></text:p>
      <text:p text:style-name="P5"><text:span text:style-name="T6">[Page 3]</text:span></text:p>
      <text:p text:style-name="P5"><text:span text:style-name="T6">ostensibly for Hebrew teaching, but really for the hidden pur-/-pose of distorting the understanding of our little ones./ <text:s/>We object to the luring of such into the acceptance/ of a </text:span><text:span text:style-name="T3">religion</text:span><text:span text:style-name="T6"> creed which we, their parents, </text:span><text:span text:style-name="T3">discard</text:span><text:span text:style-name="T6"> reject alto-/-gether, </text:span><text:span text:style-name="T3">by the</text:span><text:span text:style-name="T6"> allurements, I say, in the shape of gifts of different/ kinds at all times, and notably when the alleged natal/ day of the man of Nazareth, is kept amidst high/ festivities. <text:s/>Enough that we are </text:span><text:span text:style-name="T3">constrained</text:span><text:span text:style-name="T6"> compelled to act un-/-Jewishly, just as our Rabbis </text:span><text:span text:style-name="T3">feared we would so under</text:span><text:span text:style-name="T6"> foresaw and deprecated./ </text:span><text:span text:style-name="T3">compulsion.</text:span><text:span text:style-name="T6"> [Hebrew]/ Enough that we must </text:span><text:span text:style-name="T3">suffer in</text:span><text:span text:style-name="T6"> do violence to our convictions, because/ we form only a small minority in the community. <text:s/>I know that/ not alone at that period of the winter season, which/ recalls the sore trials of our martyred people during eighteen cen-/-turies, but every day, educational institutions in Ameri-/-ca expect all pupils to sing hymns and listen to/ invocations of a character, hostile to Judaism. <text:s/>Re-/-monstrances repeatedly made availed nothing. <text:s/>We/ succumb to the idea that the majority rules, al-/-though in matters of religion the Constitution of/ the United States does not acknowledge that/ idea as an axiomatic truth./</text:span></text:p>
      <text:p text:style-name="P5"><text:span text:style-name="T6"/></text:p>
      <text:p text:style-name="P5"><text:span text:style-name="T6">[Page 4]</text:span></text:p>
      <text:p text:style-name="P5"><text:span text:style-name="T6">But if we submit to a great wrong, in order not/ to deny our sons and daughters the advantage of/ secular earning, we will not tacitly submit to/ a provocation deliberately devised to the advantage/ of the Church. <text:s/>The mission schools in the/ southern section of our city--now </text:span><text:span text:style-name="T3">spreading</text:span><text:span text:style-name="T6"> extending still/ further--are an open insult to every Philadelphia Jew/ and Jewess, who has not </text:span><text:span text:style-name="T3">sold</text:span><text:span text:style-name="T6"> delivered heart and soul to/ sinful indifference. <text:s/>We have read in the/ issue of last week's </text:span><text:span text:style-name="T5">Exponent</text:span><text:span text:style-name="T6">, the assertion made/ by a teacher of the gospel, that parents </text:span><text:span text:style-name="T3">as a whole</text:span><text:span text:style-name="T6"> do not at all find/ fault with their children for attending the/ mission school in St Mary Street, held at the/ building of the College settlement intimating </text:span><text:span text:style-name="T3">a</text:span><text:span text:style-name="T6"> parental approval. <text:s/>For the honor/ of the name which </text:span><text:span text:style-name="T3">those</text:span><text:span text:style-name="T6"> parents bear, I trust/ that the assertion is </text:span><text:span text:style-name="T3">false</text:span><text:span text:style-name="T6"> groundless; I hope that, knowingly,/ fathers and mothers in Israel do not permit/ a heinous sin to be recorded to the perdition of/ their own households. <text:s/>Still, I would act with/ deception, if I did not admit that, in </text:span><text:span text:style-name="T3">some a few</text:span><text:span text:style-name="T6"> more than one in-/-stance</text:span><text:span text:style-name="T3">s</text:span><text:span text:style-name="T6">, avarice does overcome a sense of duty to/ God and our people. <text:s/>I met once a parent,/ whose children frequented a mission school, then/ on 9th near Lombard street. <text:s/>I administered/</text:span></text:p>
      <text:p text:style-name="P5"><text:span text:style-name="T6"/></text:p>
      <text:p text:style-name="P5"><text:span text:style-name="T6">[Page 5]</text:span></text:p>
      <text:p text:style-name="P5"><text:span text:style-name="T6">a reproof. <text:s/>The saucy </text:span><text:span text:style-name="T3">answer</text:span><text:span text:style-name="T6"> retort was, that no/ harm would result, while the good derived in/ the </text:span><text:soft-page-break/><text:span text:style-name="T6">shape of presents, was felt. <text:s/>Very/ recently, addressing a large meeting in the inte-/-rest of a down town Hebrew school, I cautioned, with all/ the power of speech, Jews within hearing of my/ voice against the wily schemes of missionaries./ <text:s/>I have at times faced the unscrupulous and pictured/ to them the effect of their shocking heedlessness,/ but more than words, actions are needed, concerted actions./ <text:s/>Say brethren; what tangible benefit to our religion/ are Synagogues or Temples of a superb architecture,/ luxuriously tapestried, fashionably cushioned and/ electrically lighted, while the lurid darkness of/ ignorance, the unrelieved poverty of intellect con-/-tinue to reign among masses, who can reckon/ an ancestry of prophets and Sages? <text:s/>But another/ reflection presents itself in connection with Syna-/-gogues and temples. <text:s/>I am thoroughly nauseated/ with lessons emanating from such monuments/ of wealth. <text:s/>Almost weekly the man, whom/ the Churches invoke and extol and bless, is </text:span><text:span text:style-name="T3">pic-</text:span><text:span text:style-name="T6"> depicted/ </text:span><text:span text:style-name="T3">-tured</text:span><text:span text:style-name="T6"> there as the typical Jew. <text:s/>What </text:span><text:span text:style-name="T3">reply</text:span><text:span text:style-name="T6"> answer/ could I give to some reckless parents, whom the love/</text:span></text:p>
      <text:p text:style-name="P5"><text:span text:style-name="T6"/></text:p>
      <text:p text:style-name="P5"><text:span text:style-name="T6">[Page 6]</text:span></text:p>
      <text:p text:style-name="P5"><text:span text:style-name="T6">of unlawful gain induces to wink at or </text:span><text:span text:style-name="T3">to</text:span><text:span text:style-name="T6">/ permit </text:span><text:span text:style-name="T3">in their young sons and daughters</text:span><text:span text:style-name="T6"> the/ singing of the doxology, or other hymns by their young sons and daughters to/ the glory of Jesus, if I were shown that Rabbis/ always pronounce his name with profound/ reverence? <text:s/></text:span><text:span text:style-name="T3">Now;</text:span><text:span text:style-name="T6"> <text:s/>I will be asked: If, as our preachers believe, the/ founder of Christianity is on a par with Moses,/ greatly superior to Ezra, surpassing in purity/ our olden preceptors, what </text:span><text:span text:style-name="T3">harm</text:span><text:span text:style-name="T6"> impropriety can there be/ in sounding his praises? <text:s/>I am not drawing on/ the imagination. <text:s/>I could prove that scores of/ times have pulpits, </text:span><text:span text:style-name="T3">spuriously</text:span><text:span text:style-name="T6"> reputed Jewish, </text:span><text:span text:style-name="T3">have pictured</text:span><text:span text:style-name="T6"> portrayed/ that man in such high colours. <text:s/>Brethren. <text:s/>One/ tenth of the thousands spent for the payment/ of rhetorical gymnastics in stately edifices, would/ give us many a college settlement to initiate our/ children in accomplishments, within the pale of/ unexceptional Jewish circles. <text:s/>We do need it./ <text:s/>The best armor with which we can </text:span><text:span text:style-name="T3">panoply</text:span><text:span text:style-name="T6"> clothe/ the young among the Jews against the barbed ar-/-rows of a Christian propaganda, is sound know-/-ledge and broad culture./</text:span></text:p>
      <text:p text:style-name="P5"><text:span text:style-name="T6"/></text:p>
      <text:p text:style-name="P5"><text:span text:style-name="T6">[Page 7]</text:span></text:p>
      <text:p text:style-name="P5"><text:span text:style-name="T6">Last week a coreligionist called on me. <text:s/></text:span><text:span text:style-name="T3">He</text:span><text:span text:style-name="T6">/ </text:span><text:span text:style-name="T3">was accompanied by</text:span><text:span text:style-name="T6"> His wife who accompanied him was in tears./ <text:s/>Both seemed deeply distressed. <text:s/>Inquiring </text:span><text:span text:style-name="T3">about</text:span><text:span text:style-name="T6"> into the/ cause, I was handed a letter. <text:s/>It had been written/ by their son, who is yet </text:span><text:span text:style-name="T3">still</text:span><text:span text:style-name="T6"> a lad. <text:s/>Misconduct had brought/ him to a reformatory. <text:s/>In his letter, the youth/ confessed that he deserved the punishment under-/-gone, but, as the time for his release was ap-/-proaching, he would tell his parents that since/ he left </text:span><text:span text:style-name="T3">his</text:span><text:span text:style-name="T6"> home, his mind had changed </text:span><text:span text:style-name="T3">greatly</text:span><text:span text:style-name="T6"> radically./ <text:s/>He became convinced that Jesus is the promised/ Messiah, and consequently he had become a Christ-/-ian. <text:s/>Mark it well. <text:s/>That is the reformation which/ a nationally American Institution has brought about./ <text:s/>The betterment of a lad's morals, was the </text:span><text:span text:style-name="T3">alienation</text:span><text:span text:style-name="T6"> estrangement/ of his heart from the hearts of his parents. <text:s/>Brethren: The/ opponents of Judaism are everywhere at work,/ and they do not stop short, should all the ten/ commandments be set at nought[sic!], provided that/ they bring one, whose belief in the indivisible Unity they hate, to the foot of/ the cross. <text:s/>Likely, the Jewish boy with whose feel-/-ings soul-catchers tampered, had never learnt the prin-/-ciples on which </text:span><text:span text:style-name="T3">the</text:span><text:span text:style-name="T6"> Israel's faith stand for support./ <text:s/>He may have seen outward practices mechanically/</text:span></text:p>
      <text:p text:style-name="P5"><text:span text:style-name="T6"/></text:p>
      <text:p text:style-name="P5"><text:span text:style-name="T6">[Page 8]</text:span></text:p>
      <text:p text:style-name="P5"><text:span text:style-name="T6">performed [Hebrew]; he may have/ heard mutterings, interpreted as prayers, but not/ solemn invocations. <text:s/>The spirit of Judaism had/ never penetrated his heart. <text:s/>I pitied his/ parents, &amp; wrote to their son a letter of gentle advice/ and friendly admonition; the effect of which I have/ not yet learned; but in all candor I declare </text:span><text:span text:style-name="T3">riches</text:span><text:span text:style-name="T6"> that abundant silver &amp;/ gold are ill bestowed on music and </text:span><text:span text:style-name="T3">sermons</text:span><text:span text:style-name="T6"> lectures. <text:s/>The great/ desideratum in a community of Hebrews, that has in-/-creased unprecedentedly within the last decade and a/ half, is Jewish institutions amidst surroundings per-/-fectly Jewish; instruction calculated to breathe a/ sense of noble pride for the religion that never bent/ to man's </text:span><text:soft-page-break/><text:span text:style-name="T6">worship, that proclaimed a code of ethics/ in which the love of God, as the archetype of spi-/-ritual perfection and love of our neighbors, is/ inculcated. <text:s/>Admit: We have not been inactive,/ and I took occasion to tell editors so, in Justice to/ our people in Philadelphia, but we have not done more than a/ fraction of what it behooves us to do. <text:s/>Who will stir up/ to largely increase the number of our schools, widen the sphere of/ pure learning, waken devotion to the cause of Israel? <text:s/>God's blessings will/ accompany them, here and beatitude hereafter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05T14:54:35.91</meta:creation-date>
    <dc:date>2012-09-05T15:54:20.20</dc:date>
    <dc:creator>Penn Libraries</dc:creator>
    <meta:editing-duration>PT00H07M1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4" meta:word-count="1816" meta:character-count="11338"/>
  </office:meta>
</office:document-meta>
</file>